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color="#000000" loext:opacity="100%" style:font-name="Alef" fo:font-size="18pt" style:text-underline-style="none" fo:font-weight="bold" officeooo:rsid="001ac3fa" officeooo:paragraph-rsid="001bca70" style:font-size-asian="18pt" style:font-weight-asian="bold" style:font-size-complex="18pt" style:font-weight-complex="bold"/>
    </style:style>
    <style:style style:name="P2" style:family="paragraph" style:parent-style-name="Standard">
      <style:paragraph-properties fo:text-align="justify" style:justify-single-word="false"/>
      <style:text-properties fo:color="#000000" loext:opacity="100%" style:font-name="Alef" fo:font-size="15pt" style:text-underline-style="none" officeooo:paragraph-rsid="001bca70" style:font-size-asian="15pt" style:font-size-complex="15pt"/>
    </style:style>
    <style:style style:name="P3" style:family="paragraph" style:parent-style-name="Standard">
      <style:paragraph-properties fo:text-align="center" style:justify-single-word="false"/>
      <style:text-properties style:font-name="Alef" fo:font-size="20pt" style:text-underline-style="solid" style:text-underline-width="auto" style:text-underline-color="font-color" officeooo:paragraph-rsid="001bca70" style:font-size-asian="20pt" style:font-size-complex="20pt"/>
    </style:style>
    <style:style style:name="P4" style:family="paragraph" style:parent-style-name="Text_20_body">
      <style:paragraph-properties fo:text-align="start" style:justify-single-word="false"/>
      <style:text-properties style:font-name="Alef" fo:font-size="15pt" officeooo:paragraph-rsid="001c1523" style:font-size-asian="15pt" style:font-size-complex="15pt"/>
    </style:style>
    <style:style style:name="P5" style:family="paragraph" style:parent-style-name="Text_20_body">
      <style:paragraph-properties fo:text-align="justify" style:justify-single-word="false"/>
      <style:text-properties style:font-name="Alef" fo:font-size="15pt" style:text-underline-style="solid" style:text-underline-width="auto" style:text-underline-color="font-color" fo:font-weight="bold" officeooo:paragraph-rsid="001bca70"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style:font-name="Alef" fo:font-size="15pt" style:text-underline-style="solid" style:text-underline-width="auto" style:text-underline-color="font-color" fo:font-weight="bold" officeooo:paragraph-rsid="001c1523" style:font-size-asian="15pt" style:font-weight-asian="bold" style:font-size-complex="15pt" style:font-weight-complex="bold"/>
    </style:style>
    <style:style style:name="P7" style:family="paragraph" style:parent-style-name="Text_20_body">
      <style:paragraph-properties fo:text-align="start" style:justify-single-word="false"/>
      <style:text-properties style:font-name="Alef" fo:font-size="15pt" style:text-underline-style="solid" style:text-underline-width="auto" style:text-underline-color="font-color" fo:font-weight="normal" officeooo:paragraph-rsid="001c1523" style:font-size-asian="15pt" style:font-weight-asian="normal" style:font-size-complex="15pt" style:font-weight-complex="normal"/>
    </style:style>
    <style:style style:name="P8" style:family="paragraph" style:parent-style-name="Standard" style:list-style-name="L1">
      <style:paragraph-properties fo:text-align="justify" style:justify-single-word="false"/>
      <style:text-properties fo:color="#000000" loext:opacity="100%" style:font-name="Alef" fo:font-size="15pt" style:text-underline-style="none" officeooo:paragraph-rsid="001bca70" style:font-size-asian="15pt" style:font-size-complex="15pt"/>
    </style:style>
    <style:style style:name="P9" style:family="paragraph" style:parent-style-name="Standard" style:list-style-name="L2">
      <style:paragraph-properties fo:text-align="justify" style:justify-single-word="false"/>
      <style:text-properties fo:color="#000000" loext:opacity="100%" style:font-name="Alef" fo:font-size="18pt" style:text-underline-style="none" fo:font-weight="bold" officeooo:rsid="001ac3fa" officeooo:paragraph-rsid="001bca70" style:font-size-asian="18pt" style:font-weight-asian="bold" style:font-size-complex="18pt" style:font-weight-complex="bold"/>
    </style:style>
    <style:style style:name="P10" style:family="paragraph" style:parent-style-name="Text_20_body" style:list-style-name="L2">
      <style:paragraph-properties fo:text-align="justify" style:justify-single-word="false"/>
      <style:text-properties fo:color="#000000" loext:opacity="100%" style:font-name="Alef" fo:font-size="15pt" style:text-underline-style="none" fo:font-weight="normal" officeooo:rsid="001ac3fa" officeooo:paragraph-rsid="001bca70" style:font-size-asian="15pt" style:font-weight-asian="normal" style:font-size-complex="15pt" style:font-weight-complex="normal"/>
    </style:style>
    <style:style style:name="P11" style:family="paragraph" style:parent-style-name="Text_20_body" style:list-style-name="L2">
      <style:paragraph-properties fo:text-align="justify" style:justify-single-word="false"/>
      <style:text-properties fo:color="#000000" loext:opacity="100%" style:font-name="Alef" fo:font-size="15pt" style:text-underline-style="none" fo:font-weight="bold" officeooo:rsid="001ac3fa" officeooo:paragraph-rsid="001bca70" style:font-size-asian="15pt" style:font-weight-asian="bold" style:font-size-complex="15pt" style:font-weight-complex="bold"/>
    </style:style>
    <style:style style:name="P12" style:family="paragraph" style:parent-style-name="Text_20_body" style:list-style-name="L2">
      <style:paragraph-properties fo:text-align="justify" style:justify-single-word="false"/>
      <style:text-properties style:font-name="Alef" fo:font-size="15pt" officeooo:paragraph-rsid="001bca70" style:font-size-asian="15pt" style:font-size-complex="15pt"/>
    </style:style>
    <style:style style:name="T1" style:family="text">
      <style:text-properties officeooo:rsid="001bca70" fo:background-color="#ffff00" loext:char-shading-value="0"/>
    </style:style>
    <style:style style:name="T2" style:family="text">
      <style:text-properties fo:font-variant="normal" fo:text-transform="none" fo:letter-spacing="normal" fo:font-style="normal" fo:font-weight="normal"/>
    </style:style>
    <style:style style:name="T3" style:family="text">
      <style:text-properties fo:font-weight="bold" style:font-weight-asian="bold" style:font-weight-complex="bold"/>
    </style:style>
    <style:style style:name="T4" style:family="text">
      <style:text-properties officeooo:rsid="001bca70"/>
    </style:style>
    <style:style style:name="T5" style:family="text">
      <style:text-properties loext:padding="0.049cm" loext:border="0.06pt solid #d9d9e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GILE TECHNOLOGY</text:p>
      <text:p text:style-name="P3"/>
      <text:list xml:id="list2693291739" text:style-name="L1">
        <text:list-item>
          <text:p text:style-name="P8"><text:span text:style-name="T2">Agile is an incremental, iterative approach to software development that prioritises adaptability, teamwork, and<text:line-break/>client satisfaction It entails segmenting a project into manageable chunks and completing it in sprints, which are typically two to four weeks long. Planning, designing, building, testing, and assessing the completed work are all included in each sprint. Agile teams communicate and collaborate often with one another, as well as with consumers or stakeholders. </text:span></text:p>
        </text:list-item>
      </text:list>
      <text:p text:style-name="P2"/>
      <text:list xml:id="list95761673757662" text:continue-numbering="true" text:style-name="L1">
        <text:list-item>
          <text:p text:style-name="P8">There are so many companies are available which are working with agile methodology. Like <text:span text:style-name="T3">Facebook</text:span>, <text:span text:style-name="T3">Sony</text:span>, <text:span text:style-name="T3">Cisco</text:span>, <text:span text:style-name="T3">Google</text:span>, <text:span text:style-name="T3">Yahoo</text:span>! </text:p>
        </text:list-item>
      </text:list>
      <text:p text:style-name="P2"/>
      <text:list xml:id="list3682932111" text:style-name="L2">
        <text:list-item>
          <text:p text:style-name="P9">HERE IS THE CASE STUDY DESCRIBING ABOUT <text:span text:style-name="T1">BANK OF AMERICA(BofA)</text:span> USE AGILE METHOD</text:p>
        </text:list-item>
      </text:list>
      <text:p text:style-name="P1"/>
      <text:list xml:id="list95761733307686" text:continue-numbering="true" text:style-name="L2">
        <text:list-item>
          <text:p text:style-name="P10">Bank of America (BofA) is one of the largest banks in the United States and has been using Agile methodologies for its software development projects for many years. </text:p>
        </text:list-item>
        <text:list-item>
          <text:p text:style-name="P11">The following is a case study on BofA's Agile journey:</text:p>
        </text:list-item>
        <text:list-item>
          <text:p text:style-name="P12"><text:span text:style-name="T3">Background</text:span>: BofA has a large IT department that is responsible for developing and maintaining various applications and systems that are critical to the bank's operations. In the past, BofA used the traditional Waterfall approach to software development, which was slow and inflexible, and often resulted in delays and missed deadlines.</text:p>
        </text:list-item>
        <text:list-item>
          <text:p text:style-name="P12"><text:span text:style-name="T3">Adoption</text:span> of Agile: BofA recognized the need to improve its software development process and decided to adopt Agile <text:soft-page-break/>methodologies in 2012. The bank started small by implementing Agile in one team and then gradually expanded it to other teams.</text:p>
        </text:list-item>
        <text:list-item>
          <text:p text:style-name="P12"><text:span text:style-name="T3">Implementation</text:span>: BofA implemented Agile in its software development process using the Scrum framework. The bank formed cross-functional teams consisting of developers, testers, and business analysts. The teams were organized into sprints that typically lasted two weeks, and each sprint had a clearly defined set of goals that had to be achieved by the end of the sprint.</text:p>
        </text:list-item>
        <text:list-item>
          <text:p text:style-name="P12"><text:span text:style-name="T4">T</text:span>he teams used Agile practices such as daily stand-up meetings, sprint planning meetings, sprint retrospectives, and user story mapping to collaborate and communicate effectively. The bank also invested in tools and technologies to support Agile, such as Jira for project management, Confluence for documentation, and Jenkins for continuous integration and deployment.</text:p>
        </text:list-item>
        <text:list-item>
          <text:p text:style-name="P12"><text:span text:style-name="T3">Results</text:span>: The adoption of Agile methodologies had a significant impact on BofA's software development process. The bank was able to deliver software faster, with higher quality and increased customer satisfaction. BofA also saw a reduction in the number of defects and an increase in the number of successful releases.</text:p>
        </text:list-item>
        <text:list-item>
          <text:p text:style-name="P12">The Agile approach helped BofA to quickly adapt to changing business needs and market conditions, and to continuously improve its software development process. The bank also saw a significant increase in employee satisfaction and engagement, as Agile methodologies promote a collaborative and team-oriented work environment.</text:p>
        </text:list-item>
        <text:list-item>
          <text:p text:style-name="P12"><text:span text:style-name="T3">Conclusion</text:span>: Overall, BofA's adoption of Agile methodologies has been a success. The bank has seen improvements in efficiency, quality, and customer satisfaction, while also promoting a <text:soft-page-break/>culture of innovation and continuous improvement. BofA's Agile journey is a good example of how traditional organizations can adapt and thrive in an ever-changing digital landscape by embracing Agile methodologies.</text:p>
        </text:list-item>
      </text:list>
      <text:p text:style-name="P5"/>
      <text:p text:style-name="P5"/>
      <text:p text:style-name="P6">References : -</text:p>
      <text:p text:style-name="P7"><text:a xlink:type="simple" xlink:href="https://www.business2community.com/strategy/agile-success-story-bank-of-america-02318113" text:style-name="Internet_20_link" text:visited-style-name="Visited_20_Internet_20_Link">https://www.business2community.com/strategy/agile-success-story-bank-of-america-02318113</text:a></text:p>
      <text:p text:style-name="P4"><text:a xlink:type="simple" xlink:href="https://www.agilealliance.org/resources/experience-reports/bank-of-america/" office:target-frame-name="_new" xlink:show="replace" text:style-name="Internet_20_link" text:visited-style-name="Visited_20_Internet_20_Link"><text:span text:style-name="T5">https://www.agilealliance.org/resources/experience-reports/bank-of-america/</text:span></text:a> </text:p>
      <text:p text:style-name="P4"><text:a xlink:type="simple" xlink:href="https://medium.com/leadership-and-agility/agile-success-story-bank-of-america-40e2e6ddf7ed" text:style-name="Internet_20_link" text:visited-style-name="Visited_20_Internet_20_Link">https://medium.com/leadership-and-agility/agile-success-story-bank-of-america-40e2e6ddf7ed</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Alef" svg:font-family="Ale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6T18:17:21.273000000</meta:creation-date>
    <dc:date>2023-02-20T09:57:59.442000000</dc:date>
    <meta:editing-duration>PT16M</meta:editing-duration>
    <meta:editing-cycles>5</meta:editing-cycles>
    <meta:generator>LibreOffice/7.1.5.2$Windows_X86_64 LibreOffice_project/85f04e9f809797b8199d13c421bd8a2b025d52b5</meta:generator>
    <meta:document-statistic meta:table-count="0" meta:image-count="0" meta:object-count="0" meta:page-count="3" meta:paragraph-count="17" meta:word-count="505" meta:character-count="3549" meta:non-whitespace-character-count="3069"/>
  </office:meta>
</office:document-meta>
</file>